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1fd2e1" officeooo:paragraph-rsid="001fd2e1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officeooo:rsid="001fd2e1" officeooo:paragraph-rsid="001fd2e1" style:font-size-asian="10.5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220d97"/>
    </style:style>
    <style:style style:name="T3" style:family="text">
      <style:text-properties officeooo:rsid="00237e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commender systems in cinema entertainment</text:span></text:p>
      <text:p text:style-name="P1"><text:span text:style-name="T1"/></text:p>
      <text:p text:style-name="P2">With the sudden rise of streaming as the primary source of monetisation stemming from the cinema entertainment industry <text:span text:style-name="T2">blah blah bla</text:span><text:span text:style-name="T3">h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3:26:11.862931558</meta:creation-date>
    <dc:date>2024-09-30T13:43:38.616757216</dc:date>
    <meta:editing-duration>PT7M1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" meta:word-count="26" meta:character-count="177" meta:non-whitespace-character-count="153"/>
  </office:meta>
</office:document-meta>
</file>